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53458333333333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vertical-pos="middl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2B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table:style-name="ce1"/>
          <table:table-cell office:value-type="string" table:style-name="ce3">
            <text:p>Cateto 1</text:p>
          </table:table-cell>
          <table:table-cell office:value-type="string" table:style-name="ce3">
            <text:p>Cateto 2</text:p>
          </table:table-cell>
          <table:table-cell office:value-type="string" table:style-name="ce3">
            <text:p>Hipotenusa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iángulo 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riángulo 2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riángulo 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riángulo 4</text:p>
          </table:table-cell>
          <table:table-cell office:value-type="float" office:value="10" table:style-name="ce1">
            <text:p>10</text:p>
          </table:table-cell>
          <table:table-cell office:value-type="float" office:value="9.5" table:style-name="ce1">
            <text:p>9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riángulo 5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riángulo 6</text:p>
          </table:table-cell>
          <table:table-cell office:value-type="float" office:value="16" table:style-name="ce1">
            <text:p>16</text:p>
          </table:table-cell>
          <table:table-cell office:value-type="float" office:value="14.5" table:style-name="ce1">
            <text:p>1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riángulo 7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riángulo 8</text:p>
          </table:table-cell>
          <table:table-cell office:value-type="float" office:value="22" table:style-name="ce1">
            <text:p>22</text:p>
          </table:table-cell>
          <table:table-cell office:value-type="float" office:value="19.5" table:style-name="ce1">
            <text:p>19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riángulo 9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riángulo 10</text:p>
          </table:table-cell>
          <table:table-cell office:value-type="float" office:value="28" table:style-name="ce1">
            <text:p>28</text:p>
          </table:table-cell>
          <table:table-cell office:value-type="float" office:value="24.5" table:style-name="ce1">
            <text:p>24,5</text:p>
          </table:table-cell>
          <table:table-cell table:number-columns-repeated="16381" table:style-name="ce1"/>
        </table:table-row>
        <table:table-row table:style-name="ro1">
          <table:table-cell table:style-name="ce1">
            <draw:custom-shape svg:x="0.45833in" svg:y="0.02083in" svg:width="4.14583in" svg:height="2.75in" draw:z-index="1" draw:id="id0" draw:style-name="a18" draw:name="1 Llamada de flecha hacia arriba">
              <svg:title/>
              <svg:desc/>
              <text:p text:style-name="a2" text:class-names="" text:cond-style-name=""><text:span text:style-name="a0" text:class-names="">Sabiendo</text:span><text:span text:style-name="a1" text:class-names=""><text:s text:c="1"/>que el <text:s text:c="1"/>teorema de Pitagoras <text:s text:c="1"/>es:</text:span></text:p>
              <text:p text:style-name="a4" text:class-names="" text:cond-style-name=""><text:span text:style-name="a3" text:class-names="">Hipotenusa²=Cateto1²+Cateto2²,</text:span></text:p>
              <text:p text:style-name="a6" text:class-names="" text:cond-style-name=""><text:span text:style-name="a5" text:class-names="">es decir,</text:span></text:p>
              <text:p text:style-name="a8" text:class-names="" text:cond-style-name=""><text:span text:style-name="a7" text:class-names=""/></text:p>
              <text:p text:style-name="a10" text:class-names="" text:cond-style-name=""><text:span text:style-name="a9" text:class-names=""/></text:p>
              <text:p text:style-name="a12" text:class-names="" text:cond-style-name=""><text:span text:style-name="a11" text:class-names=""/></text:p>
              <text:p text:style-name="a14" text:class-names="" text:cond-style-name=""><text:span text:style-name="a13" text:class-names=""/></text:p>
              <text:p text:style-name="a17" text:class-names="" text:cond-style-name=""><text:span text:style-name="a15" text:class-names="">Resuelva está columna usando la función RAIZ, y la función REDONDEAR <text:s text:c="1"/>para ver el resultado con 1 decimal</text:span><text:span text:style-name="a1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14474 18780 19737 7024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22" draw:name="CuadroTexto 4" svg:x="0.38542in" svg:y="0.19792in" svg:width="2.60821in" svg:height="0.61458in">
              <draw:text-box>
                <text:p text:style-name="a21" text:class-names="" text:cond-style-name=""><draw:frame draw:style-name="a19" text:anchor-type="as-char" svg:x="1173.00306in" svg:y="0in" svg:width="2.55292in" svg:height="0.22715in" style:rel-width="scale" style:rel-height="scale"><draw:object xlink:href="Object 1/" xlink:type="simple" xlink:show="embed" xlink:actuate="onLoad"/></draw:frame><text:span text:style-name="a2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an Pablo Cepeda</meta:initial-creator>
    <dc:creator>Juan Pablo Cepeda</dc:creator>
    <meta:creation-date>2017-09-20T20:46:35Z</meta:creation-date>
    <dc:date>2017-10-04T21:37:21Z</dc:date>
  </office:meta>
</office:document-meta>
</file>

<file path=Object 1/content.xml><?xml version="1.0" encoding="utf-8"?>
<mml:math xmlns:mml="http://www.w3.org/1998/Math/MathML" display="block">
  <mml:mi>H</mml:mi>
  <mml:mi>i</mml:mi>
  <mml:mi>p</mml:mi>
  <mml:mi>o</mml:mi>
  <mml:mi>t</mml:mi>
  <mml:mi>e</mml:mi>
  <mml:mi>n</mml:mi>
  <mml:mi>u</mml:mi>
  <mml:mi>s</mml:mi>
  <mml:mi>a</mml:mi>
  <mml:mo>=</mml:mo>
  <mml:msqrt>
    <mml:mrow>
      <mml:msup>
        <mml:mrow>
          <mml:mi>C</mml:mi>
          <mml:mi>a</mml:mi>
          <mml:mi>t</mml:mi>
          <mml:mi>e</mml:mi>
          <mml:mi>t</mml:mi>
          <mml:mi>o</mml:mi>
          <mml:mn>1</mml:mn>
        </mml:mrow>
        <mml:mn>2</mml:mn>
      </mml:msup>
      <mml:mo>+</mml:mo>
      <mml:msup>
        <mml:mrow>
          <mml:mi>C</mml:mi>
          <mml:mi>a</mml:mi>
          <mml:mi>t</mml:mi>
          <mml:mi>e</mml:mi>
          <mml:mi>t</mml:mi>
          <mml:mi>o</mml:mi>
          <mml:mn>2</mml:mn>
        </mml:mrow>
        <mml:mn>2</mml:mn>
      </mml:msup>
    </mml:mrow>
  </mml:msqrt>
</mml:math>
</file>